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文鼎中楷" svg:font-family="文鼎中楷"/>
  </office:font-face-decls>
  <office:automatic-styles>
    <style:style style:name="ce1" style:family="table-cell" style:parent-style-name="_19968__33324___38626__23130__29575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21315__20998__20301__91_0_93_" style:data-style-name="N48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新細明體" style:font-name-asian="新細明體" style:font-name-complex="新細明體" fo:font-style="italic" style:font-style-asian="italic" style:font-style-complex="italic"/>
    </style:style>
    <style:style style:name="ce4" style:family="table-cell" style:parent-style-name="_21315__20998__20301__91_0_93_" style:data-style-name="N48">
      <style:table-cell-properties style:vertical-align="automatic"/>
      <style:text-properties style:font-name="新細明體" style:font-name-asian="新細明體" style:font-name-complex="新細明體"/>
    </style:style>
    <style:style style:name="ce5" style:family="table-cell" style:parent-style-name="_19968__33324___38626__23130__29575___27511__24180__37325__35201__36039__26009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/>
      <style:text-properties style:font-name="新細明體" style:font-name-asian="新細明體" style:font-name-complex="新細明體"/>
    </style:style>
    <style:style style:name="ce7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新細明體" style:font-name-asian="新細明體" style:font-name-complex="新細明體" fo:font-style="italic" style:font-style-asian="italic" style:font-style-complex="italic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9" style:family="table-cell" style:parent-style-name="_19968__33324___38626__23130__29575___27511__24180__37325__35201__36039__26009_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1" style:family="table-cell" style:parent-style-name="_19968__33324___38626__23130__29575___27511__24180__37325__35201__36039__26009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" style:family="table-cell" style:parent-style-name="_19968__33324___38626__23130__29575___27511__24180__37325__35201__36039__26009_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3" style:family="table-cell" style:parent-style-name="_19968__33324___38626__23130__29575___27511__24180__37325__35201__36039__26009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" style:family="table-cell" style:parent-style-name="_19968__33324___38626__23130__29575___27511__24180__37325__35201__36039__26009_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7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" style:family="table-cell" style:parent-style-name="_19968__33324___38626__23130__29575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" style:family="table-cell" style:parent-style-name="_21315__20998__20301__91_0_93_" style:data-style-name="N48">
      <style:table-cell-properties fo:border-top="none" fo:border-bottom="none" fo:border-left="thin solid #000000" fo:border-right="thin solid #000000" style:vertical-align="automatic"/>
      <style:text-properties style:font-name="新細明體" style:font-name-asian="新細明體" style:font-name-complex="新細明體"/>
    </style:style>
    <style:style style:name="ce23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automatic"/>
      <style:text-properties style:font-name="新細明體" style:font-name-asian="新細明體" style:font-name-complex="新細明體"/>
    </style:style>
    <style:style style:name="ce24" style:family="table-cell" style:parent-style-name="_19968__33324___38626__23130__29575___31435__22996__36074__35426__31295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/>
    </style:style>
    <style:style style:name="ce25" style:family="table-cell" style:parent-style-name="_19968__33324___38626__23130__29575___31435__22996__36074__35426__31295_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/>
    </style:style>
    <style:style style:name="ce26" style:family="table-cell" style:parent-style-name="_19968__33324___38626__23130__29575___31435__22996__36074__35426__31295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/>
    </style:style>
    <style:style style:name="ce27" style:family="table-cell" style:parent-style-name="_19968__33324___38626__23130__29575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8" style:family="table-cell" style:parent-style-name="_19968__33324___38626__23130__29575_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" style:family="table-cell" style:parent-style-name="_19968__33324___38626__23130__29575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_19968__33324___38626__23130__29575___27511__24180__37325__35201__36039__26009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1" style:family="table-cell" style:parent-style-name="_19968__33324___38626__23130__29575___27511__24180__37325__35201__36039__26009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2" style:family="table-cell" style:parent-style-name="_19968__33324___38626__23130__29575___27511__24180__37325__35201__36039__26009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3" style:family="table-cell" style:parent-style-name="_19968__33324___38626__23130__29575___27511__24180__37325__35201__36039__26009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_19968__33324___38626__23130__29575___27511__24180__37325__35201__36039__26009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19968__33324___38626__23130__29575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7" style:family="table-cell" style:parent-style-name="_19968__33324___38626__23130__29575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19968__33324___38626__23130__29575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9" style:family="table-cell" style:parent-style-name="_19968__33324___38626__23130__29575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_19968__33324___38626__23130__29575___31435__22996__36074__35426__31295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/>
    </style:style>
    <style:style style:name="ce41" style:family="table-cell" style:parent-style-name="_19968__33324___38626__23130__29575_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_38626__23130__29575___27511__24180__37325__35201__36039__26009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_19968__33324___38626__23130__29575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文鼎中楷" style:font-name-asian="文鼎中楷" style:font-name-complex="文鼎中楷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5316666666667cm"/>
    </style:style>
    <style:style style:name="co2" style:family="table-column">
      <style:table-column-properties fo:break-before="auto" style:column-width="1.079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2.032cm" style:use-optimal-column-width="true"/>
    </style:style>
    <style:style style:name="ro1" style:family="table-row">
      <style:table-row-properties style:row-height="30.15pt" style:use-optimal-row-height="fals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6.2pt" style:use-optimal-row-height="true" fo:break-before="auto"/>
    </style:style>
    <style:style style:name="ro5" style:family="table-row">
      <style:table-row-properties style:row-height="5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離婚登記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1" table:default-cell-style-name="ce1"/>
        <table:table-column table:style-name="co4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9">
            <text:p>離婚/終止結婚對數及粗離婚率</text:p>
          </table:table-cell>
          <table:table-cell table:style-name="ce9"/>
          <table:table-cell table:number-columns-repeated="6" table:style-name="ce16"/>
          <table:table-cell table:number-columns-repeated="16376" table:style-name="ce5"/>
        </table:table-row>
        <table:table-row table:style-name="ro2">
          <table:table-cell table:number-columns-repeated="2" table:style-name="ce10"/>
          <table:table-cell office:value-type="string" table:style-name="ce18">
            <text:p>按登記日期統計</text:p>
          </table:table-cell>
          <table:table-cell table:number-columns-repeated="4" table:style-name="ce18"/>
          <table:table-cell office:value-type="string" table:style-name="ce17">
            <text:p>單位：對；‰</text:p>
          </table:table-cell>
          <table:table-cell table:number-columns-repeated="16376" table:style-name="ce5"/>
        </table:table-row>
        <table:table-row table:style-name="ro3">
          <table:table-cell office:value-type="string" table:number-columns-spanned="2" table:number-rows-spanned="3" table:style-name="ce42">
            <text:p>年　　別</text:p>
          </table:table-cell>
          <table:covered-table-cell/>
          <table:table-cell office:value-type="string" table:number-columns-spanned="5" table:number-rows-spanned="1" table:style-name="ce41">
            <text:p>離婚/終止結婚對數</text:p>
          </table:table-cell>
          <table:covered-table-cell table:number-columns-repeated="4"/>
          <table:table-cell office:value-type="string" table:number-columns-spanned="1" table:number-rows-spanned="3" table:style-name="ce40">
            <text:p>粗離婚率</text:p>
          </table:table-cell>
          <table:table-cell table:number-columns-repeated="16376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43">
            <text:p>總　計</text:p>
          </table:table-cell>
          <table:table-cell office:value-type="string" table:number-columns-spanned="1" table:number-rows-spanned="2" table:style-name="ce43">
            <text:p>不同性別</text:p>
          </table:table-cell>
          <table:table-cell office:value-type="string" table:number-columns-spanned="3" table:number-rows-spanned="1" table:style-name="ce43">
            <text:p>相　同　性　別</text:p>
          </table:table-cell>
          <table:covered-table-cell table:number-columns-repeated="2"/>
          <table:covered-table-cell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9">
            <text:p>計</text:p>
          </table:table-cell>
          <table:table-cell office:value-type="string" table:style-name="ce19">
            <text:p>男</text:p>
          </table:table-cell>
          <table:table-cell office:value-type="string" table:style-name="ce19">
            <text:p>女</text:p>
          </table:table-cell>
          <table:covered-table-cell/>
          <table:table-cell table:number-columns-repeated="16376"/>
        </table:table-row>
        <table:table-row table:style-name="ro4">
          <table:table-cell office:value-type="string" table:style-name="ce11">
            <text:p>民國36年</text:p>
          </table:table-cell>
          <table:table-cell office:value-type="float" office:value="1947" table:style-name="ce12">
            <text:p>1947</text:p>
          </table:table-cell>
          <table:table-cell office:value-type="float" office:value="3351" table:style-name="ce2">
            <text:p><text:s/>3,351<text:s/></text:p>
          </table:table-cell>
          <table:table-cell table:number-columns-repeated="4" table:style-name="ce20"/>
          <table:table-cell office:value-type="float" office:value="0.53" table:style-name="ce3">
            <text:p><text:s/>0.53<text:s/>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民國37年</text:p>
          </table:table-cell>
          <table:table-cell office:value-type="float" office:value="1948" table:style-name="ce12">
            <text:p>1948</text:p>
          </table:table-cell>
          <table:table-cell office:value-type="float" office:value="3302" table:style-name="ce2">
            <text:p><text:s/>3,302<text:s/></text:p>
          </table:table-cell>
          <table:table-cell table:number-columns-repeated="4" table:style-name="ce21"/>
          <table:table-cell office:value-type="float" office:value="0.5" table:style-name="ce3">
            <text:p><text:s/>0.50<text:s/>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民國38年</text:p>
          </table:table-cell>
          <table:table-cell office:value-type="float" office:value="1949" table:style-name="ce12">
            <text:p>1949</text:p>
          </table:table-cell>
          <table:table-cell office:value-type="float" office:value="3418" table:style-name="ce2">
            <text:p><text:s/>3,418<text:s/></text:p>
          </table:table-cell>
          <table:table-cell table:number-columns-repeated="4" table:style-name="ce21"/>
          <table:table-cell office:value-type="float" office:value="0.48" table:style-name="ce3">
            <text:p><text:s/>0.48<text:s/>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民國39年</text:p>
          </table:table-cell>
          <table:table-cell office:value-type="float" office:value="1950" table:style-name="ce12">
            <text:p>1950</text:p>
          </table:table-cell>
          <table:table-cell office:value-type="float" office:value="3348" table:style-name="ce2">
            <text:p><text:s/>3,348<text:s/></text:p>
          </table:table-cell>
          <table:table-cell table:number-columns-repeated="4" table:style-name="ce21"/>
          <table:table-cell office:value-type="float" office:value="0.45" table:style-name="ce3">
            <text:p><text:s/>0.45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40年</text:p>
          </table:table-cell>
          <table:table-cell office:value-type="float" office:value="1951" table:style-name="ce12">
            <text:p>1951</text:p>
          </table:table-cell>
          <table:table-cell office:value-type="float" office:value="3858" table:style-name="ce4">
            <text:p><text:s/>3,858<text:s/></text:p>
          </table:table-cell>
          <table:table-cell table:number-columns-repeated="4" table:style-name="ce22"/>
          <table:table-cell office:value-type="float" office:value="0.5" table:style-name="ce3">
            <text:p><text:s/>0.50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41年</text:p>
          </table:table-cell>
          <table:table-cell office:value-type="float" office:value="1952" table:style-name="ce12">
            <text:p>1952</text:p>
          </table:table-cell>
          <table:table-cell office:value-type="float" office:value="4065" table:style-name="ce4">
            <text:p><text:s/>4,065<text:s/></text:p>
          </table:table-cell>
          <table:table-cell table:number-columns-repeated="4" table:style-name="ce22"/>
          <table:table-cell office:value-type="float" office:value="0.51" table:style-name="ce3">
            <text:p><text:s/>0.51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42年</text:p>
          </table:table-cell>
          <table:table-cell office:value-type="float" office:value="1953" table:style-name="ce12">
            <text:p>1953</text:p>
          </table:table-cell>
          <table:table-cell office:value-type="float" office:value="4160" table:style-name="ce4">
            <text:p><text:s/>4,160<text:s/></text:p>
          </table:table-cell>
          <table:table-cell table:number-columns-repeated="4" table:style-name="ce22"/>
          <table:table-cell office:value-type="float" office:value="0.5" table:style-name="ce3">
            <text:p><text:s/>0.50<text:s/>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民國43年</text:p>
          </table:table-cell>
          <table:table-cell office:value-type="float" office:value="1954" table:style-name="ce12">
            <text:p>1954</text:p>
          </table:table-cell>
          <table:table-cell office:value-type="float" office:value="4645" table:style-name="ce4">
            <text:p><text:s/>4,645<text:s/></text:p>
          </table:table-cell>
          <table:table-cell table:number-columns-repeated="4" table:style-name="ce22"/>
          <table:table-cell office:value-type="float" office:value="0.54" table:style-name="ce3">
            <text:p><text:s/>0.54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44年</text:p>
          </table:table-cell>
          <table:table-cell office:value-type="float" office:value="1955" table:style-name="ce12">
            <text:p>1955</text:p>
          </table:table-cell>
          <table:table-cell office:value-type="float" office:value="4638" table:style-name="ce4">
            <text:p><text:s/>4,638<text:s/></text:p>
          </table:table-cell>
          <table:table-cell table:number-columns-repeated="4" table:style-name="ce22"/>
          <table:table-cell office:value-type="float" office:value="0.52" table:style-name="ce3">
            <text:p><text:s/>0.52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45年</text:p>
          </table:table-cell>
          <table:table-cell office:value-type="float" office:value="1956" table:style-name="ce12">
            <text:p>1956</text:p>
          </table:table-cell>
          <table:table-cell office:value-type="float" office:value="4537" table:style-name="ce4">
            <text:p><text:s/>4,537<text:s/></text:p>
          </table:table-cell>
          <table:table-cell table:number-columns-repeated="4" table:style-name="ce22"/>
          <table:table-cell office:value-type="float" office:value="0.49" table:style-name="ce3">
            <text:p><text:s/>0.49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46年</text:p>
          </table:table-cell>
          <table:table-cell office:value-type="float" office:value="1957" table:style-name="ce12">
            <text:p>1957</text:p>
          </table:table-cell>
          <table:table-cell office:value-type="float" office:value="4354" table:style-name="ce4">
            <text:p><text:s/>4,354<text:s/></text:p>
          </table:table-cell>
          <table:table-cell table:number-columns-repeated="4" table:style-name="ce22"/>
          <table:table-cell office:value-type="float" office:value="0.46" table:style-name="ce3">
            <text:p><text:s/>0.46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47年</text:p>
          </table:table-cell>
          <table:table-cell office:value-type="float" office:value="1958" table:style-name="ce12">
            <text:p>1958</text:p>
          </table:table-cell>
          <table:table-cell office:value-type="float" office:value="4504" table:style-name="ce4">
            <text:p><text:s/>4,504<text:s/></text:p>
          </table:table-cell>
          <table:table-cell table:number-columns-repeated="4" table:style-name="ce22"/>
          <table:table-cell office:value-type="float" office:value="0.45" table:style-name="ce3">
            <text:p><text:s/>0.45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48年</text:p>
          </table:table-cell>
          <table:table-cell office:value-type="float" office:value="1959" table:style-name="ce12">
            <text:p>1959</text:p>
          </table:table-cell>
          <table:table-cell office:value-type="float" office:value="4614" table:style-name="ce4">
            <text:p><text:s/>4,614<text:s/></text:p>
          </table:table-cell>
          <table:table-cell table:number-columns-repeated="4" table:style-name="ce22"/>
          <table:table-cell office:value-type="float" office:value="0.44" table:style-name="ce3">
            <text:p><text:s/>0.44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49年</text:p>
          </table:table-cell>
          <table:table-cell office:value-type="float" office:value="1960" table:style-name="ce12">
            <text:p>1960</text:p>
          </table:table-cell>
          <table:table-cell office:value-type="float" office:value="4630" table:style-name="ce4">
            <text:p><text:s/>4,630<text:s/></text:p>
          </table:table-cell>
          <table:table-cell table:number-columns-repeated="4" table:style-name="ce22"/>
          <table:table-cell office:value-type="float" office:value="0.43" table:style-name="ce3">
            <text:p><text:s/>0.43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50年</text:p>
          </table:table-cell>
          <table:table-cell office:value-type="float" office:value="1961" table:style-name="ce12">
            <text:p>1961</text:p>
          </table:table-cell>
          <table:table-cell office:value-type="float" office:value="4487" table:style-name="ce4">
            <text:p><text:s/>4,487<text:s/></text:p>
          </table:table-cell>
          <table:table-cell table:number-columns-repeated="4" table:style-name="ce22"/>
          <table:table-cell office:value-type="float" office:value="0.4" table:style-name="ce3">
            <text:p><text:s/>0.40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51年</text:p>
          </table:table-cell>
          <table:table-cell office:value-type="float" office:value="1962" table:style-name="ce12">
            <text:p>1962</text:p>
          </table:table-cell>
          <table:table-cell office:value-type="float" office:value="4592" table:style-name="ce4">
            <text:p><text:s/>4,592<text:s/></text:p>
          </table:table-cell>
          <table:table-cell table:number-columns-repeated="4" table:style-name="ce22"/>
          <table:table-cell office:value-type="float" office:value="0.4" table:style-name="ce3">
            <text:p><text:s/>0.40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52年</text:p>
          </table:table-cell>
          <table:table-cell office:value-type="float" office:value="1963" table:style-name="ce12">
            <text:p>1963</text:p>
          </table:table-cell>
          <table:table-cell office:value-type="float" office:value="4586" table:style-name="ce4">
            <text:p><text:s/>4,586<text:s/></text:p>
          </table:table-cell>
          <table:table-cell table:number-columns-repeated="4" table:style-name="ce22"/>
          <table:table-cell office:value-type="float" office:value="0.38" table:style-name="ce3">
            <text:p><text:s/>0.38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53年</text:p>
          </table:table-cell>
          <table:table-cell office:value-type="float" office:value="1964" table:style-name="ce12">
            <text:p>1964</text:p>
          </table:table-cell>
          <table:table-cell office:value-type="float" office:value="4590" table:style-name="ce4">
            <text:p><text:s/>4,590<text:s/></text:p>
          </table:table-cell>
          <table:table-cell table:number-columns-repeated="4" table:style-name="ce22"/>
          <table:table-cell office:value-type="float" office:value="0.37" table:style-name="ce3">
            <text:p><text:s/>0.37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54年</text:p>
          </table:table-cell>
          <table:table-cell office:value-type="float" office:value="1965" table:style-name="ce12">
            <text:p>1965</text:p>
          </table:table-cell>
          <table:table-cell office:value-type="float" office:value="4840" table:style-name="ce4">
            <text:p><text:s/>4,840<text:s/></text:p>
          </table:table-cell>
          <table:table-cell table:number-columns-repeated="4" table:style-name="ce22"/>
          <table:table-cell office:value-type="float" office:value="0.38" table:style-name="ce3">
            <text:p><text:s/>0.38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55年</text:p>
          </table:table-cell>
          <table:table-cell office:value-type="float" office:value="1966" table:style-name="ce12">
            <text:p>1966</text:p>
          </table:table-cell>
          <table:table-cell office:value-type="float" office:value="4915" table:style-name="ce4">
            <text:p><text:s/>4,915<text:s/></text:p>
          </table:table-cell>
          <table:table-cell table:number-columns-repeated="4" table:style-name="ce22"/>
          <table:table-cell office:value-type="float" office:value="0.38" table:style-name="ce3">
            <text:p><text:s/>0.38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56年</text:p>
          </table:table-cell>
          <table:table-cell office:value-type="float" office:value="1967" table:style-name="ce12">
            <text:p>1967</text:p>
          </table:table-cell>
          <table:table-cell office:value-type="float" office:value="4884" table:style-name="ce4">
            <text:p><text:s/>4,884<text:s/></text:p>
          </table:table-cell>
          <table:table-cell table:number-columns-repeated="4" table:style-name="ce22"/>
          <table:table-cell office:value-type="float" office:value="0.36" table:style-name="ce3">
            <text:p><text:s/>0.36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57年</text:p>
          </table:table-cell>
          <table:table-cell office:value-type="float" office:value="1968" table:style-name="ce12">
            <text:p>1968</text:p>
          </table:table-cell>
          <table:table-cell office:value-type="float" office:value="4834" table:style-name="ce4">
            <text:p><text:s/>4,834<text:s/></text:p>
          </table:table-cell>
          <table:table-cell table:number-columns-repeated="4" table:style-name="ce22"/>
          <table:table-cell office:value-type="float" office:value="0.35" table:style-name="ce3">
            <text:p><text:s/>0.35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58年</text:p>
          </table:table-cell>
          <table:table-cell office:value-type="float" office:value="1969" table:style-name="ce12">
            <text:p>1969</text:p>
          </table:table-cell>
          <table:table-cell office:value-type="float" office:value="4972" table:style-name="ce4">
            <text:p><text:s/>4,972<text:s/></text:p>
          </table:table-cell>
          <table:table-cell table:number-columns-repeated="4" table:style-name="ce22"/>
          <table:table-cell office:value-type="float" office:value="0.35" table:style-name="ce3">
            <text:p><text:s/>0.35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59年</text:p>
          </table:table-cell>
          <table:table-cell office:value-type="float" office:value="1970" table:style-name="ce12">
            <text:p>1970</text:p>
          </table:table-cell>
          <table:table-cell office:value-type="float" office:value="5380" table:style-name="ce4">
            <text:p><text:s/>5,380<text:s/></text:p>
          </table:table-cell>
          <table:table-cell table:number-columns-repeated="4" table:style-name="ce22"/>
          <table:table-cell office:value-type="float" office:value="0.37" table:style-name="ce3">
            <text:p><text:s/>0.37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60年</text:p>
          </table:table-cell>
          <table:table-cell office:value-type="float" office:value="1971" table:style-name="ce12">
            <text:p>1971</text:p>
          </table:table-cell>
          <table:table-cell office:value-type="float" office:value="5310" table:style-name="ce4">
            <text:p><text:s/>5,310<text:s/></text:p>
          </table:table-cell>
          <table:table-cell table:number-columns-repeated="4" table:style-name="ce22"/>
          <table:table-cell office:value-type="float" office:value="0.36" table:style-name="ce3">
            <text:p><text:s/>0.36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61年</text:p>
          </table:table-cell>
          <table:table-cell office:value-type="float" office:value="1972" table:style-name="ce12">
            <text:p>1972</text:p>
          </table:table-cell>
          <table:table-cell office:value-type="float" office:value="5619" table:style-name="ce4">
            <text:p><text:s/>5,619<text:s/></text:p>
          </table:table-cell>
          <table:table-cell table:number-columns-repeated="4" table:style-name="ce22"/>
          <table:table-cell office:value-type="float" office:value="0.37" table:style-name="ce3">
            <text:p><text:s/>0.37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office:annotation draw:style-name="a0" svg:x="0.708333333333333in" svg:y="5.40833333333333in" svg:width="0.925in" svg:height="0.333333333333333in">
              <dc:creator>user</dc:creator>
              <text:p><text:span text:style-name="T3">62年以前資料係參考62年年刊p62頁</text:span></text:p>
            </office:annotation>
            <text:p>民國62年</text:p>
          </table:table-cell>
          <table:table-cell office:value-type="float" office:value="1973" table:style-name="ce12">
            <text:p>1973</text:p>
          </table:table-cell>
          <table:table-cell office:value-type="float" office:value="5934" table:style-name="ce4">
            <text:p><text:s/>5,934<text:s/></text:p>
          </table:table-cell>
          <table:table-cell table:number-columns-repeated="4" table:style-name="ce22"/>
          <table:table-cell office:value-type="float" office:value="0.38" table:style-name="ce3">
            <text:p><text:s/>0.38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office:annotation draw:style-name="a1" svg:x="0.708333333333333in" svg:y="5.575in" svg:width="0.633333333333333in" svg:height="0.291666666666667in">
              <dc:creator>user</dc:creator>
              <text:p><text:span text:style-name="T4">63年取用年刊資料</text:span></text:p>
            </office:annotation>
            <text:p>民國63年</text:p>
          </table:table-cell>
          <table:table-cell office:value-type="float" office:value="1974" table:style-name="ce12">
            <text:p>1974</text:p>
          </table:table-cell>
          <table:table-cell office:value-type="float" office:value="6774" table:style-name="ce4">
            <text:p><text:s/>6,774<text:s/></text:p>
          </table:table-cell>
          <table:table-cell table:number-columns-repeated="4" table:style-name="ce22"/>
          <table:table-cell office:value-type="float" office:value="0.43" table:style-name="ce3">
            <text:p><text:s/>0.43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office:annotation draw:style-name="a2" svg:x="0.708333333333333in" svg:y="5.74166666666667in" svg:width="0.633333333333333in" svg:height="0.3in">
              <dc:creator>user</dc:creator>
              <text:p><text:span text:style-name="T4">64年取用年刊資料</text:span></text:p>
            </office:annotation>
            <text:p>民國64年</text:p>
          </table:table-cell>
          <table:table-cell office:value-type="float" office:value="1975" table:style-name="ce12">
            <text:p>1975</text:p>
          </table:table-cell>
          <table:table-cell office:value-type="float" office:value="7577" table:style-name="ce4">
            <text:p><text:s/>7,577<text:s/></text:p>
          </table:table-cell>
          <table:table-cell table:number-columns-repeated="4" table:style-name="ce22"/>
          <table:table-cell office:value-type="float" office:value="0.47" table:style-name="ce3">
            <text:p><text:s/>0.47<text:s/></text:p>
          </table:table-cell>
          <table:table-cell table:number-columns-repeated="16376"/>
        </table:table-row>
        <table:table-row table:style-name="ro2">
          <table:table-cell office:value-type="string" table:style-name="ce13">
            <office:annotation draw:style-name="a3" svg:x="0.708333333333333in" svg:y="5.9in" svg:width="0.925in" svg:height="0.566666666666667in">
              <dc:creator>user</dc:creator>
              <text:p><text:span text:style-name="T4">65~74年年刊無臺閩資料，已納入月報之金門連江資料</text:span></text:p>
            </office:annotation>
            <text:p>民國65年</text:p>
          </table:table-cell>
          <table:table-cell office:value-type="float" office:value="1976" table:style-name="ce12">
            <text:p>1976</text:p>
          </table:table-cell>
          <table:table-cell office:value-type="float" office:value="8177" table:style-name="ce4">
            <text:p><text:s/>8,177<text:s/></text:p>
          </table:table-cell>
          <table:table-cell table:number-columns-repeated="4" table:style-name="ce22"/>
          <table:table-cell office:value-type="float" office:value="0.5" table:style-name="ce3">
            <text:p><text:s/>0.50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office:annotation draw:style-name="a4" svg:x="0.708333333333333in" svg:y="6.06666666666667in" svg:width="0.925in" svg:height="0.558333333333333in">
              <dc:creator>user</dc:creator>
              <text:p><text:span text:style-name="T4">65~74年年刊無臺閩資料，已納入月報之金門連江資料</text:span></text:p>
            </office:annotation>
            <text:p>民國66年</text:p>
          </table:table-cell>
          <table:table-cell office:value-type="float" office:value="1977" table:style-name="ce12">
            <text:p>1977</text:p>
          </table:table-cell>
          <table:table-cell office:value-type="float" office:value="9247" table:style-name="ce4">
            <text:p><text:s/>9,247<text:s/></text:p>
          </table:table-cell>
          <table:table-cell table:number-columns-repeated="4" table:style-name="ce22"/>
          <table:table-cell office:value-type="float" office:value="0.55000000000000004" table:style-name="ce3">
            <text:p><text:s/>0.55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office:annotation draw:style-name="a5" svg:x="0.708333333333333in" svg:y="6.24166666666667in" svg:width="0.925in" svg:height="0.541666666666667in">
              <dc:creator>user</dc:creator>
              <text:p><text:span text:style-name="T4">65~74年年刊無臺閩資料，已納入月報之金門連江資料</text:span></text:p>
            </office:annotation>
            <text:p>民國67年</text:p>
          </table:table-cell>
          <table:table-cell office:value-type="float" office:value="1978" table:style-name="ce12">
            <text:p>1978</text:p>
          </table:table-cell>
          <table:table-cell office:value-type="float" office:value="10625" table:style-name="ce4">
            <text:p><text:s/>10,625<text:s/></text:p>
          </table:table-cell>
          <table:table-cell table:number-columns-repeated="4" table:style-name="ce22"/>
          <table:table-cell office:value-type="float" office:value="0.63" table:style-name="ce3">
            <text:p><text:s/>0.63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office:annotation draw:style-name="a6" svg:x="0.708333333333333in" svg:y="6.40833333333333in" svg:width="0.925in" svg:height="0.541666666666667in">
              <dc:creator>user</dc:creator>
              <text:p><text:span text:style-name="T4">65~74年年刊無臺閩資料，已納入月報之金門連江資料</text:span></text:p>
            </office:annotation>
            <text:p>民國68年</text:p>
          </table:table-cell>
          <table:table-cell office:value-type="float" office:value="1979" table:style-name="ce12">
            <text:p>1979</text:p>
          </table:table-cell>
          <table:table-cell office:value-type="float" office:value="12403" table:style-name="ce4">
            <text:p><text:s/>12,403<text:s/></text:p>
          </table:table-cell>
          <table:table-cell table:number-columns-repeated="4" table:style-name="ce22"/>
          <table:table-cell office:value-type="float" office:value="0.72" table:style-name="ce3">
            <text:p><text:s/>0.72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office:annotation draw:style-name="a7" svg:x="0.708333333333333in" svg:y="6.575in" svg:width="0.925in" svg:height="0.55in">
              <dc:creator>user</dc:creator>
              <text:p><text:span text:style-name="T4">65~74年年刊無臺閩資料，已納入月報之金門連江資料</text:span></text:p>
            </office:annotation>
            <text:p>民國69年</text:p>
          </table:table-cell>
          <table:table-cell office:value-type="float" office:value="1980" table:style-name="ce12">
            <text:p>1980</text:p>
          </table:table-cell>
          <table:table-cell office:value-type="float" office:value="13478" table:style-name="ce4">
            <text:p><text:s/>13,478<text:s/></text:p>
          </table:table-cell>
          <table:table-cell table:number-columns-repeated="4" table:style-name="ce22"/>
          <table:table-cell office:value-type="float" office:value="0.76" table:style-name="ce3">
            <text:p><text:s/>0.76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office:annotation draw:style-name="a8" svg:x="0.708333333333333in" svg:y="6.74166666666667in" svg:width="0.925in" svg:height="0.55in">
              <dc:creator>user</dc:creator>
              <text:p><text:span text:style-name="T4">65~74年年刊無臺閩資料，已納入月報之金門連江資料</text:span></text:p>
            </office:annotation>
            <text:p>民國70年</text:p>
          </table:table-cell>
          <table:table-cell office:value-type="float" office:value="1981" table:style-name="ce12">
            <text:p>1981</text:p>
          </table:table-cell>
          <table:table-cell office:value-type="float" office:value="14875" table:style-name="ce4">
            <text:p><text:s/>14,875<text:s/></text:p>
          </table:table-cell>
          <table:table-cell table:number-columns-repeated="4" table:style-name="ce22"/>
          <table:table-cell office:value-type="float" office:value="0.83" table:style-name="ce3">
            <text:p><text:s/>0.83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office:annotation draw:style-name="a9" svg:x="0.708333333333333in" svg:y="6.90833333333333in" svg:width="0.925in" svg:height="0.55in">
              <dc:creator>user</dc:creator>
              <text:p><text:span text:style-name="T4">65~74年年刊無臺閩資料，已納入月報之金門連江資料</text:span></text:p>
            </office:annotation>
            <text:p>民國71年</text:p>
          </table:table-cell>
          <table:table-cell office:value-type="float" office:value="1982" table:style-name="ce12">
            <text:p>1982</text:p>
          </table:table-cell>
          <table:table-cell office:value-type="float" office:value="16953" table:style-name="ce4">
            <text:p><text:s/>16,953<text:s/></text:p>
          </table:table-cell>
          <table:table-cell table:number-columns-repeated="4" table:style-name="ce22"/>
          <table:table-cell office:value-type="float" office:value="0.92" table:style-name="ce3">
            <text:p><text:s/>0.92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office:annotation draw:style-name="a10" svg:x="0.708333333333333in" svg:y="7.075in" svg:width="0.925in" svg:height="0.541666666666667in">
              <dc:creator>user</dc:creator>
              <text:p><text:span text:style-name="T4">65~74年年刊無臺閩資料，已納入月報之金門連江資料</text:span></text:p>
            </office:annotation>
            <text:p>民國72年</text:p>
          </table:table-cell>
          <table:table-cell office:value-type="float" office:value="1983" table:style-name="ce12">
            <text:p>1983</text:p>
          </table:table-cell>
          <table:table-cell office:value-type="float" office:value="17535" table:style-name="ce4">
            <text:p><text:s/>17,535<text:s/></text:p>
          </table:table-cell>
          <table:table-cell table:number-columns-repeated="4" table:style-name="ce22"/>
          <table:table-cell office:value-type="float" office:value="0.94" table:style-name="ce3">
            <text:p><text:s/>0.94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office:annotation draw:style-name="a11" svg:x="0.708333333333333in" svg:y="7.24166666666667in" svg:width="0.925in" svg:height="0.55in">
              <dc:creator>user</dc:creator>
              <text:p><text:span text:style-name="T4">65~74年年刊無臺閩資料，已納入月報之金門連江資料</text:span></text:p>
            </office:annotation>
            <text:p>民國73年</text:p>
          </table:table-cell>
          <table:table-cell office:value-type="float" office:value="1984" table:style-name="ce12">
            <text:p>1984</text:p>
          </table:table-cell>
          <table:table-cell office:value-type="float" office:value="19022" table:style-name="ce4">
            <text:p><text:s/>19,022<text:s/></text:p>
          </table:table-cell>
          <table:table-cell table:number-columns-repeated="4" table:style-name="ce22"/>
          <table:table-cell office:value-type="float" office:value="1" table:style-name="ce3">
            <text:p><text:s/>1.00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office:annotation draw:style-name="a12" svg:x="0.708333333333333in" svg:y="7.40833333333333in" svg:width="0.925in" svg:height="0.558333333333333in">
              <dc:creator>user</dc:creator>
              <text:p><text:span text:style-name="T4">65~74年年刊無臺閩資料，已納入月報之金門連江資料</text:span></text:p>
            </office:annotation>
            <text:p>民國74年</text:p>
          </table:table-cell>
          <table:table-cell office:value-type="float" office:value="1985" table:style-name="ce12">
            <text:p>1985</text:p>
          </table:table-cell>
          <table:table-cell office:value-type="float" office:value="21165" table:style-name="ce4">
            <text:p><text:s/>21,165<text:s/></text:p>
          </table:table-cell>
          <table:table-cell table:number-columns-repeated="4" table:style-name="ce22"/>
          <table:table-cell office:value-type="float" office:value="1.1000000000000001" table:style-name="ce3">
            <text:p><text:s/>1.10<text:s/>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民國75年</text:p>
          </table:table-cell>
          <table:table-cell office:value-type="float" office:value="1986" table:style-name="ce12">
            <text:p>1986</text:p>
          </table:table-cell>
          <table:table-cell office:value-type="float" office:value="22385" table:style-name="ce4">
            <text:p><text:s/>22,385<text:s/></text:p>
          </table:table-cell>
          <table:table-cell table:number-columns-repeated="4" table:style-name="ce22"/>
          <table:table-cell office:value-type="float" office:value="1.1499999999999999" table:style-name="ce3">
            <text:p><text:s/>1.15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76年</text:p>
          </table:table-cell>
          <table:table-cell office:value-type="float" office:value="1987" table:style-name="ce12">
            <text:p>1987</text:p>
          </table:table-cell>
          <table:table-cell office:value-type="float" office:value="23061" table:style-name="ce4">
            <text:p><text:s/>23,061<text:s/></text:p>
          </table:table-cell>
          <table:table-cell table:number-columns-repeated="4" table:style-name="ce22"/>
          <table:table-cell office:value-type="float" office:value="1.18" table:style-name="ce3">
            <text:p><text:s/>1.18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77年</text:p>
          </table:table-cell>
          <table:table-cell office:value-type="float" office:value="1988" table:style-name="ce12">
            <text:p>1988</text:p>
          </table:table-cell>
          <table:table-cell office:value-type="float" office:value="25012" table:style-name="ce4">
            <text:p><text:s/>25,012<text:s/></text:p>
          </table:table-cell>
          <table:table-cell table:number-columns-repeated="4" table:style-name="ce22"/>
          <table:table-cell office:value-type="float" office:value="1.26" table:style-name="ce3">
            <text:p><text:s/>1.26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78年</text:p>
          </table:table-cell>
          <table:table-cell office:value-type="float" office:value="1989" table:style-name="ce12">
            <text:p>1989</text:p>
          </table:table-cell>
          <table:table-cell office:value-type="float" office:value="25102" table:style-name="ce4">
            <text:p><text:s/>25,102<text:s/></text:p>
          </table:table-cell>
          <table:table-cell table:number-columns-repeated="4" table:style-name="ce22"/>
          <table:table-cell office:value-type="float" office:value="1.25" table:style-name="ce3">
            <text:p><text:s/>1.25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79年</text:p>
          </table:table-cell>
          <table:table-cell office:value-type="float" office:value="1990" table:style-name="ce12">
            <text:p>1990</text:p>
          </table:table-cell>
          <table:table-cell office:value-type="float" office:value="27451" table:style-name="ce4">
            <text:p><text:s/>27,451<text:s/></text:p>
          </table:table-cell>
          <table:table-cell table:number-columns-repeated="4" table:style-name="ce22"/>
          <table:table-cell office:value-type="float" office:value="1.35" table:style-name="ce3">
            <text:p><text:s/>1.35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80年</text:p>
          </table:table-cell>
          <table:table-cell office:value-type="float" office:value="1991" table:style-name="ce12">
            <text:p>1991</text:p>
          </table:table-cell>
          <table:table-cell office:value-type="float" office:value="28298" table:style-name="ce4">
            <text:p><text:s/>28,298<text:s/></text:p>
          </table:table-cell>
          <table:table-cell table:number-columns-repeated="4" table:style-name="ce22"/>
          <table:table-cell office:value-type="float" office:value="1.38" table:style-name="ce3">
            <text:p><text:s/>1.38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81年</text:p>
          </table:table-cell>
          <table:table-cell office:value-type="float" office:value="1992" table:style-name="ce12">
            <text:p>1992</text:p>
          </table:table-cell>
          <table:table-cell office:value-type="float" office:value="29205" table:style-name="ce4">
            <text:p><text:s/>29,205<text:s/></text:p>
          </table:table-cell>
          <table:table-cell table:number-columns-repeated="4" table:style-name="ce22"/>
          <table:table-cell office:value-type="float" office:value="1.41" table:style-name="ce3">
            <text:p><text:s/>1.41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82年</text:p>
          </table:table-cell>
          <table:table-cell office:value-type="float" office:value="1993" table:style-name="ce12">
            <text:p>1993</text:p>
          </table:table-cell>
          <table:table-cell office:value-type="float" office:value="30200" table:style-name="ce4">
            <text:p><text:s/>30,200<text:s/></text:p>
          </table:table-cell>
          <table:table-cell table:number-columns-repeated="4" table:style-name="ce22"/>
          <table:table-cell office:value-type="float" office:value="1.45" table:style-name="ce3">
            <text:p><text:s/>1.45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83年</text:p>
          </table:table-cell>
          <table:table-cell office:value-type="float" office:value="1994" table:style-name="ce12">
            <text:p>1994</text:p>
          </table:table-cell>
          <table:table-cell office:value-type="float" office:value="31899" table:style-name="ce4">
            <text:p><text:s/>31,899<text:s/></text:p>
          </table:table-cell>
          <table:table-cell table:number-columns-repeated="4" table:style-name="ce22"/>
          <table:table-cell office:value-type="float" office:value="1.51" table:style-name="ce3">
            <text:p><text:s/>1.51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84年</text:p>
          </table:table-cell>
          <table:table-cell office:value-type="float" office:value="1995" table:style-name="ce12">
            <text:p>1995</text:p>
          </table:table-cell>
          <table:table-cell office:value-type="float" office:value="33358" table:style-name="ce4">
            <text:p><text:s/>33,358<text:s/></text:p>
          </table:table-cell>
          <table:table-cell table:number-columns-repeated="4" table:style-name="ce22"/>
          <table:table-cell office:value-type="float" office:value="1.57" table:style-name="ce3">
            <text:p><text:s/>1.57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85年</text:p>
          </table:table-cell>
          <table:table-cell office:value-type="float" office:value="1996" table:style-name="ce12">
            <text:p>1996</text:p>
          </table:table-cell>
          <table:table-cell office:value-type="float" office:value="35875" table:style-name="ce4">
            <text:p><text:s/>35,875<text:s/></text:p>
          </table:table-cell>
          <table:table-cell table:number-columns-repeated="4" table:style-name="ce22"/>
          <table:table-cell office:value-type="float" office:value="1.67" table:style-name="ce3">
            <text:p><text:s/>1.67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86年</text:p>
          </table:table-cell>
          <table:table-cell office:value-type="float" office:value="1997" table:style-name="ce12">
            <text:p>1997</text:p>
          </table:table-cell>
          <table:table-cell office:value-type="float" office:value="38986" table:style-name="ce4">
            <text:p><text:s/>38,986<text:s/></text:p>
          </table:table-cell>
          <table:table-cell table:number-columns-repeated="4" table:style-name="ce22"/>
          <table:table-cell office:value-type="float" office:value="1.8" table:style-name="ce3">
            <text:p><text:s/>1.80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87年</text:p>
          </table:table-cell>
          <table:table-cell office:value-type="float" office:value="1998" table:style-name="ce12">
            <text:p>1998</text:p>
          </table:table-cell>
          <table:table-cell office:value-type="float" office:value="43603" table:style-name="ce4">
            <text:p><text:s/>43,603<text:s/></text:p>
          </table:table-cell>
          <table:table-cell table:number-columns-repeated="4" table:style-name="ce22"/>
          <table:table-cell office:value-type="float" office:value="2" table:style-name="ce3">
            <text:p><text:s/>2.00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88年</text:p>
          </table:table-cell>
          <table:table-cell office:value-type="float" office:value="1999" table:style-name="ce12">
            <text:p>1999</text:p>
          </table:table-cell>
          <table:table-cell office:value-type="float" office:value="49003" table:style-name="ce4">
            <text:p><text:s/>49,003<text:s/></text:p>
          </table:table-cell>
          <table:table-cell table:number-columns-repeated="4" table:style-name="ce22"/>
          <table:table-cell office:value-type="float" office:value="2.23" table:style-name="ce3">
            <text:p><text:s/>2.23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89年</text:p>
          </table:table-cell>
          <table:table-cell office:value-type="float" office:value="2000" table:style-name="ce12">
            <text:p>2000</text:p>
          </table:table-cell>
          <table:table-cell office:value-type="float" office:value="52670" table:style-name="ce4">
            <text:p><text:s/>52,670<text:s/></text:p>
          </table:table-cell>
          <table:table-cell table:number-columns-repeated="4" table:style-name="ce22"/>
          <table:table-cell office:value-type="float" office:value="2.37" table:style-name="ce3">
            <text:p><text:s/>2.37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90年</text:p>
          </table:table-cell>
          <table:table-cell office:value-type="float" office:value="2001" table:style-name="ce12">
            <text:p>2001</text:p>
          </table:table-cell>
          <table:table-cell office:value-type="float" office:value="56538" table:style-name="ce4">
            <text:p><text:s/>56,538<text:s/></text:p>
          </table:table-cell>
          <table:table-cell table:number-columns-repeated="4" table:style-name="ce22"/>
          <table:table-cell office:value-type="float" office:value="2.5299999999999998" table:style-name="ce3">
            <text:p><text:s/>2.53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91年</text:p>
          </table:table-cell>
          <table:table-cell office:value-type="float" office:value="2002" table:style-name="ce12">
            <text:p>2002</text:p>
          </table:table-cell>
          <table:table-cell office:value-type="float" office:value="61213" table:style-name="ce4">
            <text:p><text:s/>61,213<text:s/></text:p>
          </table:table-cell>
          <table:table-cell table:number-columns-repeated="4" table:style-name="ce22"/>
          <table:table-cell office:value-type="float" office:value="2.73" table:style-name="ce3">
            <text:p><text:s/>2.73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92年</text:p>
          </table:table-cell>
          <table:table-cell office:value-type="float" office:value="2003" table:style-name="ce12">
            <text:p>2003</text:p>
          </table:table-cell>
          <table:table-cell office:value-type="float" office:value="64866" table:style-name="ce4">
            <text:p><text:s/>64,866<text:s/></text:p>
          </table:table-cell>
          <table:table-cell table:number-columns-repeated="4" table:style-name="ce22"/>
          <table:table-cell office:value-type="float" office:value="2.87" table:style-name="ce3">
            <text:p><text:s/>2.87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93年</text:p>
          </table:table-cell>
          <table:table-cell office:value-type="float" office:value="2004" table:style-name="ce12">
            <text:p>2004</text:p>
          </table:table-cell>
          <table:table-cell office:value-type="float" office:value="62796" table:style-name="ce4">
            <text:p><text:s/>62,796<text:s/></text:p>
          </table:table-cell>
          <table:table-cell table:number-columns-repeated="4" table:style-name="ce22"/>
          <table:table-cell office:value-type="float" office:value="2.77" table:style-name="ce3">
            <text:p><text:s/>2.77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94年</text:p>
          </table:table-cell>
          <table:table-cell office:value-type="float" office:value="2005" table:style-name="ce12">
            <text:p>2005</text:p>
          </table:table-cell>
          <table:table-cell office:value-type="float" office:value="62571" table:style-name="ce4">
            <text:p><text:s/>62,571<text:s/></text:p>
          </table:table-cell>
          <table:table-cell table:number-columns-repeated="4" table:style-name="ce22"/>
          <table:table-cell office:value-type="float" office:value="2.75" table:style-name="ce3">
            <text:p><text:s/>2.75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95年</text:p>
          </table:table-cell>
          <table:table-cell office:value-type="float" office:value="2006" table:style-name="ce12">
            <text:p>2006</text:p>
          </table:table-cell>
          <table:table-cell office:value-type="float" office:value="64540" table:style-name="ce4">
            <text:p><text:s/>64,540<text:s/></text:p>
          </table:table-cell>
          <table:table-cell table:number-columns-repeated="4" table:style-name="ce22"/>
          <table:table-cell office:value-type="float" office:value="2.83" table:style-name="ce3">
            <text:p><text:s/>2.83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96年</text:p>
          </table:table-cell>
          <table:table-cell office:value-type="float" office:value="2007" table:style-name="ce12">
            <text:p>2007</text:p>
          </table:table-cell>
          <table:table-cell office:value-type="float" office:value="58518" table:style-name="ce4">
            <text:p><text:s/>58,518<text:s/></text:p>
          </table:table-cell>
          <table:table-cell table:number-columns-repeated="4" table:style-name="ce22"/>
          <table:table-cell office:value-type="float" office:value="2.5499999999999998" table:style-name="ce3">
            <text:p><text:s/>2.55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97年</text:p>
          </table:table-cell>
          <table:table-cell office:value-type="float" office:value="2008" table:style-name="ce12">
            <text:p>2008</text:p>
          </table:table-cell>
          <table:table-cell office:value-type="float" office:value="55995" table:style-name="ce4">
            <text:p><text:s/>55,995<text:s/></text:p>
          </table:table-cell>
          <table:table-cell table:number-columns-repeated="4" table:style-name="ce22"/>
          <table:table-cell office:value-type="float" office:value="2.4300000000000002" table:style-name="ce3">
            <text:p><text:s/>2.43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98年</text:p>
          </table:table-cell>
          <table:table-cell office:value-type="float" office:value="2009" table:style-name="ce12">
            <text:p>2009</text:p>
          </table:table-cell>
          <table:table-cell office:value-type="float" office:value="57223" table:style-name="ce4">
            <text:p><text:s/>57,223<text:s/></text:p>
          </table:table-cell>
          <table:table-cell table:number-columns-repeated="4" table:style-name="ce22"/>
          <table:table-cell office:value-type="float" office:value="2.48" table:style-name="ce3">
            <text:p><text:s/>2.48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99年</text:p>
          </table:table-cell>
          <table:table-cell office:value-type="float" office:value="2010" table:style-name="ce12">
            <text:p>2010</text:p>
          </table:table-cell>
          <table:table-cell office:value-type="float" office:value="58115" table:style-name="ce4">
            <text:p><text:s/>58,115<text:s/></text:p>
          </table:table-cell>
          <table:table-cell table:number-columns-repeated="4" table:style-name="ce22"/>
          <table:table-cell office:value-type="float" office:value="2.5099999999999998" table:style-name="ce3">
            <text:p><text:s/>2.51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00年</text:p>
          </table:table-cell>
          <table:table-cell office:value-type="float" office:value="2011" table:style-name="ce12">
            <text:p>2011</text:p>
          </table:table-cell>
          <table:table-cell office:value-type="float" office:value="57008" table:style-name="ce4">
            <text:p><text:s/>57,008<text:s/></text:p>
          </table:table-cell>
          <table:table-cell table:number-columns-repeated="4" table:style-name="ce22"/>
          <table:table-cell office:value-type="float" office:value="2.46" table:style-name="ce3">
            <text:p><text:s/>2.46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01年</text:p>
          </table:table-cell>
          <table:table-cell office:value-type="float" office:value="2012" table:style-name="ce12">
            <text:p>2012</text:p>
          </table:table-cell>
          <table:table-cell office:value-type="float" office:value="55980" table:style-name="ce4">
            <text:p><text:s/>55,980<text:s/></text:p>
          </table:table-cell>
          <table:table-cell table:number-columns-repeated="4" table:style-name="ce22"/>
          <table:table-cell office:value-type="float" office:value="2.41" table:style-name="ce3">
            <text:p><text:s/>2.41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02年</text:p>
          </table:table-cell>
          <table:table-cell office:value-type="float" office:value="2013" table:style-name="ce12">
            <text:p>2013</text:p>
          </table:table-cell>
          <table:table-cell office:value-type="float" office:value="53604" table:style-name="ce4">
            <text:p><text:s/>53,604<text:s/></text:p>
          </table:table-cell>
          <table:table-cell table:number-columns-repeated="4" table:style-name="ce22"/>
          <table:table-cell office:value-type="float" office:value="2.2999999999999998" table:style-name="ce3">
            <text:p><text:s/>2.30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03年</text:p>
          </table:table-cell>
          <table:table-cell office:value-type="float" office:value="2014" table:style-name="ce12">
            <text:p>2014</text:p>
          </table:table-cell>
          <table:table-cell office:value-type="float" office:value="53190" table:style-name="ce4">
            <text:p><text:s/>53,190<text:s/></text:p>
          </table:table-cell>
          <table:table-cell table:number-columns-repeated="4" table:style-name="ce22"/>
          <table:table-cell office:value-type="float" office:value="2.27" table:style-name="ce3">
            <text:p><text:s/>2.27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04年</text:p>
          </table:table-cell>
          <table:table-cell office:value-type="float" office:value="2015" table:style-name="ce12">
            <text:p>2015</text:p>
          </table:table-cell>
          <table:table-cell office:value-type="float" office:value="53459" table:style-name="ce4">
            <text:p><text:s/>53,459<text:s/></text:p>
          </table:table-cell>
          <table:table-cell table:number-columns-repeated="4" table:style-name="ce22"/>
          <table:table-cell office:value-type="float" office:value="2.2799999999999998" table:style-name="ce3">
            <text:p><text:s/>2.28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05年</text:p>
          </table:table-cell>
          <table:table-cell office:value-type="float" office:value="2016" table:style-name="ce12">
            <text:p>2016</text:p>
          </table:table-cell>
          <table:table-cell office:value-type="float" office:value="53837" table:style-name="ce4">
            <text:p><text:s/>53,837<text:s/></text:p>
          </table:table-cell>
          <table:table-cell table:number-columns-repeated="4" table:style-name="ce22"/>
          <table:table-cell office:value-type="float" office:value="2.2893827996280822" table:style-name="ce3">
            <text:p><text:s/>2.29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06年</text:p>
          </table:table-cell>
          <table:table-cell office:value-type="float" office:value="2017" table:style-name="ce12">
            <text:p>2017</text:p>
          </table:table-cell>
          <table:table-cell office:value-type="float" office:value="54412" table:style-name="ce4">
            <text:p><text:s/>54,412<text:s/></text:p>
          </table:table-cell>
          <table:table-cell table:number-columns-repeated="4" table:style-name="ce22"/>
          <table:table-cell office:value-type="float" office:value="2.3099467358428045" table:style-name="ce3">
            <text:p><text:s/>2.31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07年</text:p>
          </table:table-cell>
          <table:table-cell office:value-type="float" office:value="2018" table:style-name="ce12">
            <text:p>2018</text:p>
          </table:table-cell>
          <table:table-cell office:value-type="float" office:value="54443" table:style-name="ce4">
            <text:p><text:s/>54,443<text:s/></text:p>
          </table:table-cell>
          <table:table-cell table:number-columns-repeated="4" table:style-name="ce22"/>
          <table:table-cell office:value-type="float" office:value="2.3088556592864751" table:style-name="ce3">
            <text:p><text:s/>2.31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08年</text:p>
          </table:table-cell>
          <table:table-cell office:value-type="float" office:value="2019" table:style-name="ce12">
            <text:p>2019</text:p>
          </table:table-cell>
          <table:table-cell office:value-type="float" office:value="54473" table:style-name="ce4">
            <text:p><text:s/>54,473<text:s/></text:p>
          </table:table-cell>
          <table:table-cell office:value-type="float" office:value="54363" table:style-name="ce22">
            <text:p><text:s/>54,363<text:s/></text:p>
          </table:table-cell>
          <table:table-cell office:value-type="float" office:value="110" table:style-name="ce22">
            <text:p><text:s/>110<text:s/></text:p>
          </table:table-cell>
          <table:table-cell office:value-type="float" office:value="50" table:style-name="ce22">
            <text:p><text:s/>50<text:s/></text:p>
          </table:table-cell>
          <table:table-cell office:value-type="float" office:value="60" table:style-name="ce22">
            <text:p><text:s/>60<text:s/></text:p>
          </table:table-cell>
          <table:table-cell office:value-type="float" office:value="2.31" table:style-name="ce3">
            <text:p><text:s/>2.31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09年</text:p>
          </table:table-cell>
          <table:table-cell office:value-type="float" office:value="2020" table:style-name="ce12">
            <text:p>2020</text:p>
          </table:table-cell>
          <table:table-cell office:value-type="float" office:value="51680" table:style-name="ce4">
            <text:p><text:s/>51,680<text:s/></text:p>
          </table:table-cell>
          <table:table-cell office:value-type="float" office:value="51309" table:style-name="ce22">
            <text:p><text:s/>51,309<text:s/></text:p>
          </table:table-cell>
          <table:table-cell office:value-type="float" office:value="371" table:style-name="ce22">
            <text:p><text:s/>371<text:s/></text:p>
          </table:table-cell>
          <table:table-cell office:value-type="float" office:value="100" table:style-name="ce22">
            <text:p><text:s/>100<text:s/></text:p>
          </table:table-cell>
          <table:table-cell office:value-type="float" office:value="271" table:style-name="ce22">
            <text:p><text:s/>271<text:s/></text:p>
          </table:table-cell>
          <table:table-cell office:value-type="float" office:value="2.1914854049637524" table:style-name="ce3">
            <text:p><text:s/>2.19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10年</text:p>
          </table:table-cell>
          <table:table-cell office:value-type="float" office:value="2021" table:style-name="ce12">
            <text:p>2021</text:p>
          </table:table-cell>
          <table:table-cell office:value-type="float" office:value="47887" table:style-name="ce4">
            <text:p><text:s/>47,887<text:s/></text:p>
          </table:table-cell>
          <table:table-cell office:value-type="float" office:value="47379" table:style-name="ce22">
            <text:p><text:s/>47,379<text:s/></text:p>
          </table:table-cell>
          <table:table-cell office:value-type="float" office:value="508" table:style-name="ce22">
            <text:p><text:s/>508<text:s/></text:p>
          </table:table-cell>
          <table:table-cell office:value-type="float" office:value="126" table:style-name="ce22">
            <text:p><text:s/>126<text:s/></text:p>
          </table:table-cell>
          <table:table-cell office:value-type="float" office:value="382" table:style-name="ce22">
            <text:p><text:s/>382<text:s/></text:p>
          </table:table-cell>
          <table:table-cell office:value-type="float" office:value="2.0404993500000002" table:style-name="ce3">
            <text:p><text:s/>2.04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11年</text:p>
          </table:table-cell>
          <table:table-cell office:value-type="float" office:value="2022" table:style-name="ce12">
            <text:p>2022</text:p>
          </table:table-cell>
          <table:table-cell office:value-type="float" office:value="50609" table:style-name="ce4">
            <text:p><text:s/>50,609<text:s/></text:p>
          </table:table-cell>
          <table:table-cell office:value-type="float" office:value="49997" table:style-name="ce22">
            <text:p><text:s/>49,997<text:s/></text:p>
          </table:table-cell>
          <table:table-cell office:value-type="float" office:value="612" table:style-name="ce22">
            <text:p><text:s/>612<text:s/></text:p>
          </table:table-cell>
          <table:table-cell office:value-type="float" office:value="158" table:style-name="ce22">
            <text:p><text:s/>158<text:s/></text:p>
          </table:table-cell>
          <table:table-cell office:value-type="float" office:value="454" table:style-name="ce22">
            <text:p><text:s/>454<text:s/></text:p>
          </table:table-cell>
          <table:table-cell office:value-type="float" office:value="2.17" table:style-name="ce3">
            <text:p><text:s/>2.17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12年</text:p>
          </table:table-cell>
          <table:table-cell office:value-type="float" office:value="2023" table:style-name="ce12">
            <text:p>2023</text:p>
          </table:table-cell>
          <table:table-cell office:value-type="float" office:value="53085" table:style-name="ce4">
            <text:p><text:s/>53,085<text:s/></text:p>
          </table:table-cell>
          <table:table-cell office:value-type="float" office:value="52304" table:style-name="ce22">
            <text:p><text:s/>52,304<text:s/></text:p>
          </table:table-cell>
          <table:table-cell office:value-type="float" office:value="781" table:style-name="ce22">
            <text:p><text:s/>781<text:s/></text:p>
          </table:table-cell>
          <table:table-cell office:value-type="float" office:value="204" table:style-name="ce22">
            <text:p><text:s/>204<text:s/></text:p>
          </table:table-cell>
          <table:table-cell office:value-type="float" office:value="577" table:style-name="ce22">
            <text:p><text:s/>577<text:s/></text:p>
          </table:table-cell>
          <table:table-cell office:value-type="float" office:value="2.27" table:style-name="ce3">
            <text:p><text:s/>2.27<text:s/></text:p>
          </table:table-cell>
          <table:table-cell table:number-columns-repeated="16376"/>
        </table:table-row>
        <table:table-row table:style-name="ro4">
          <table:table-cell office:value-type="string" table:style-name="ce13">
            <text:p>民國113年</text:p>
          </table:table-cell>
          <table:table-cell office:value-type="float" office:value="2024" table:style-name="ce12">
            <text:p>2024</text:p>
          </table:table-cell>
          <table:table-cell office:value-type="float" office:value="53469" table:style-name="ce4">
            <text:p><text:s/>53,469<text:s/></text:p>
          </table:table-cell>
          <table:table-cell office:value-type="float" office:value="52543" table:style-name="ce22">
            <text:p><text:s/>52,543<text:s/></text:p>
          </table:table-cell>
          <table:table-cell office:value-type="float" office:value="926" table:style-name="ce22">
            <text:p><text:s/>926<text:s/></text:p>
          </table:table-cell>
          <table:table-cell office:value-type="float" office:value="239" table:style-name="ce22">
            <text:p><text:s/>239<text:s/></text:p>
          </table:table-cell>
          <table:table-cell office:value-type="float" office:value="687" table:style-name="ce22">
            <text:p><text:s/>687<text:s/></text:p>
          </table:table-cell>
          <table:table-cell office:value-type="float" office:value="2.2799999999999998" table:style-name="ce3">
            <text:p><text:s/>2.28<text:s/></text:p>
          </table:table-cell>
          <table:table-cell table:number-columns-repeated="16376"/>
        </table:table-row>
        <table:table-row table:style-name="ro5">
          <table:table-cell table:style-name="ce14"/>
          <table:table-cell table:style-name="ce15"/>
          <table:table-cell table:style-name="ce6"/>
          <table:table-cell table:number-columns-repeated="4" table:style-name="ce23"/>
          <table:table-cell table:style-name="ce7"/>
          <table:table-cell table:number-columns-repeated="16376"/>
        </table:table-row>
        <table:table-row table:style-name="ro4">
          <table:table-cell office:value-type="string" table:style-name="ce5">
            <text:p>說明：1.本表按登記日期統計。</text:p>
          </table:table-cell>
          <table:table-cell table:style-name="ce5"/>
          <table:table-cell table:number-columns-repeated="5" table:style-name="ce1"/>
          <table:table-cell office:value-type="string" table:style-name="ce8">
            <text:p>內政部戶政司　編製</text:p>
          </table:table-cell>
          <table:table-cell table:number-columns-repeated="16376"/>
        </table:table-row>
        <table:table-row table:style-name="ro4">
          <table:table-cell office:value-type="string" table:style-name="ce5">
            <text:p>　　　2.民國62年(含)以前資料不包括金門縣及連江縣。</text:p>
          </table:table-cell>
          <table:table-cell table:style-name="ce5"/>
          <table:table-cell table:number-columns-repeated="16382" table:style-name="ce1"/>
        </table:table-row>
        <table:table-row table:style-name="ro4">
          <table:table-cell office:value-type="string" table:style-name="ce5">
            <text:p>　　　3.自108年起包含相同性別2人終止結婚對數。</text:p>
          </table:table-cell>
          <table:table-cell table:style-name="ce5"/>
          <table:table-cell table:number-columns-repeated="16382" table:style-name="ce1"/>
        </table:table-row>
        <table:table-row table:number-rows-repeated="1048489" table:style-name="ro4">
          <table:table-cell table:number-columns-repeated="16384"/>
        </table:table-row>
        <table:named-expressions>
          <table:named-range table:name="Print_Area" table:cell-range-address="離婚登記.$A$1:離婚登記.$H$87" table:base-cell-address="離婚登記.$A$1"/>
          <table:named-range table:name="Print_Titles" table:cell-range-address="離婚登記.$A$1:離婚登記.$IV$3" table:base-cell-address="離婚登記.$A$1"/>
        </table:named-expressions>
      </table:table>
      <table:named-expressions>
        <table:named-expression table:name="月底人口數" table:expression="of:=[.#REF!]" table:base-cell-address="離婚登記.$A$1"/>
        <table:named-expression table:name="出生" table:expression="of:=[.#REF!]" table:base-cell-address="離婚登記.$A$1"/>
        <table:named-expression table:name="死亡" table:expression="of:=[.#REF!]" table:base-cell-address="離婚登記.$A$1"/>
        <table:named-expression table:name="結婚" table:expression="of:=[.#REF!]" table:base-cell-address="離婚登記.$A$1"/>
        <table:named-expression table:name="鄰數戶數" table:expression="of:=[.#REF!]" table:base-cell-address="離婚登記.$A$1"/>
        <table:named-expression table:name="離婚" table:expression="of:=[.#REF!]" table:base-cell-address="離婚登記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文鼎中楷" svg:font-family="文鼎中楷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 (</number:text>
      <number:number number:decimal-places="2" number:min-integer-digits="1" number:grouping="true"/>
      <number:text>)</number:text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_38626__23130__29575_" style:display-name="一般_離婚率" style:family="table-cell" style:data-style-name="N0">
      <style:table-cell-properties style:vertical-align="automatic" fo:background-color="transparent"/>
    </style:style>
    <style:style style:name="_19968__33324___38626__23130__29575___31435__22996__36074__35426__31295_" style:display-name="一般_離婚率_立委質詢稿" style:family="table-cell" style:data-style-name="N0">
      <style:table-cell-properties style:vertical-align="automatic" fo:background-color="transparent"/>
    </style:style>
    <style:style style:name="_19968__33324___38626__23130__29575___27511__24180__37325__35201__36039__26009_" style:display-name="一般_離婚率_歷年重要資料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31496062992126in" fo:margin-left="0.748031496062992in" fo:margin-right="0.748031496062992in" style:print-orientation="portrait" style:print-page-order="ttb" style:first-page-number="continue" style:scale-to="80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5</meta:generator>
    <meta:initial-creator>user</meta:initial-creator>
    <dc:creator>楊妙娟</dc:creator>
    <meta:creation-date>2010-04-24T07:38:46Z</meta:creation-date>
    <dc:date>2025-02-04T06:18:08Z</dc:date>
    <meta:print-date>2020-06-12T02:09:06Z</meta:print-date>
  </office:meta>
</office:document-meta>
</file>